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0.968cm" fo:min-width="2.941cm" fo:padding-top="0.151cm" fo:padding-bottom="0.151cm" fo:padding-left="0.276cm" fo:padding-right="0.276cm" style:writing-mode="lr-tb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0.968cm" fo:min-width="4.211cm" fo:padding-top="0.151cm" fo:padding-bottom="0.151cm" fo:padding-left="0.276cm" fo:padding-right="0.276cm" style:writing-mode="lr-tb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968cm" fo:min-width="0.877cm" fo:padding-top="0.151cm" fo:padding-bottom="0.151cm" fo:padding-left="0.276cm" fo:padding-right="0.276cm" style:writing-mode="lr-tb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372cm" fo:min-width="1.694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0.0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0" style:family="paragraph">
      <style:text-properties style:text-underline-style="none"/>
    </style:style>
    <style:style style:name="P11" style:family="paragraph">
      <loext:graphic-properties draw:fill="none" draw:fill-color="#ffffff"/>
      <style:text-properties style:text-underline-style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3cm" svg:height="1.27cm" svg:x="1.27cm" svg:y="3.81cm">
          <text:p text:style-name="P1">paym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3cm" svg:height="1.27cm" svg:x="12.382cm" svg:y="3.81cm">
          <text:p text:style-name="P1">customer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3cm" svg:height="1.27cm" svg:x="7.619cm" svg:y="7.62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3cm" svg:height="1.27cm" svg:x="19.685cm" svg:y="9.842cm">
          <text:p text:style-name="P1">regis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3cm" svg:height="1.27cm" svg:x="12.065cm" svg:y="15.875cm">
          <text:p text:style-name="P1">ord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3cm" svg:height="1.27cm" svg:x="1.27cm" svg:y="11.747cm">
          <text:p text:style-name="P1">deal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3cm" svg:height="1.27cm" svg:x="23.177cm" svg:y="15.875cm">
          <text:p text:style-name="P1">delivery_boy</text:p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3" draw:layer="layout" svg:width="2.857cm" svg:height="2.54cm" svg:x="6.985cm" svg:y="3.175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frame draw:style-name="gr5" draw:text-style-name="P4" draw:layer="layout" svg:width="2.54cm" svg:height="1.673cm" svg:x="7.302cm" svg:y="3.81cm">
            <draw:text-box>
              <text:p><text:span text:style-name="T1">makes</text:span></text:p>
            </draw:text-box>
          </draw:frame>
        </draw:g>
        <draw:custom-shape draw:style-name="gr4" draw:text-style-name="P3" draw:layer="layout" svg:width="2.857cm" svg:height="2.54cm" svg:x="16.828cm" svg:y="6.98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6" draw:layer="layout" svg:width="3.492cm" svg:height="1.505cm" svg:x="17.78cm" svg:y="16.192cm">
          <draw:text-box>
            <text:p text:style-name="P5"><text:span text:style-name="T2">Deliver by</text:span></text:p>
          </draw:text-box>
        </draw:frame>
        <draw:g draw:style-name="gr3">
          <draw:custom-shape draw:style-name="gr4" draw:text-style-name="P3" draw:layer="layout" svg:width="2.857cm" svg:height="2.54cm" svg:x="12.7cm" svg:y="11.112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frame draw:style-name="gr5" draw:text-style-name="P4" draw:layer="layout" svg:width="2.54cm" svg:height="1.673cm" svg:x="13.017cm" svg:y="11.747cm">
            <draw:text-box>
              <text:p><text:span text:style-name="T1">places</text:span></text:p>
            </draw:text-box>
          </draw:frame>
        </draw:g>
        <draw:g draw:style-name="gr3">
          <draw:custom-shape draw:style-name="gr4" draw:text-style-name="P3" draw:layer="layout" svg:width="2.857cm" svg:height="2.54cm" svg:x="1.588cm" svg:y="15.24cm">
            <text:p/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frame draw:style-name="gr7" draw:text-style-name="P6" draw:layer="layout" svg:width="2.54cm" svg:height="1.673cm" svg:x="1.905cm" svg:y="15.875cm">
            <draw:text-box>
              <text:p text:style-name="P5"><text:span text:style-name="T3">accepts</text:span></text:p>
            </draw:text-box>
          </draw:frame>
        </draw:g>
        <draw:line draw:style-name="gr8" draw:text-style-name="P7" draw:layer="layout" svg:x1="9.842cm" svg:y1="4.445cm" svg:x2="12.382cm" svg:y2="4.445cm">
          <text:p/>
        </draw:line>
        <draw:line draw:style-name="gr8" draw:text-style-name="P7" draw:layer="layout" svg:x1="4.763cm" svg:y1="4.445cm" svg:x2="6.985cm" svg:y2="4.445cm">
          <text:p/>
        </draw:line>
        <draw:line draw:style-name="gr8" draw:text-style-name="P7" draw:layer="layout" svg:x1="14.287cm" svg:y1="6.35cm" svg:x2="18.197cm" svg:y2="6.35cm">
          <text:p/>
        </draw:line>
        <draw:line draw:style-name="gr8" draw:text-style-name="P7" draw:layer="layout" svg:x1="14.288cm" svg:y1="5.08cm" svg:x2="14.287cm" svg:y2="6.35cm">
          <text:p/>
        </draw:line>
        <draw:line draw:style-name="gr8" draw:text-style-name="P7" draw:layer="layout" svg:x1="18.215cm" svg:y1="6.35cm" svg:x2="18.215cm" svg:y2="6.985cm">
          <text:p/>
        </draw:line>
        <draw:line draw:style-name="gr8" draw:text-style-name="P7" draw:layer="layout" svg:x1="11.112cm" svg:y1="8.255cm" svg:x2="16.827cm" svg:y2="8.255cm">
          <text:p/>
        </draw:line>
        <draw:line draw:style-name="gr8" draw:text-style-name="P7" draw:layer="layout" svg:x1="18.198cm" svg:y1="9.525cm" svg:x2="18.197cm" svg:y2="10.477cm">
          <text:p/>
        </draw:line>
        <draw:line draw:style-name="gr8" draw:text-style-name="P7" draw:layer="layout" svg:x1="18.215cm" svg:y1="10.477cm" svg:x2="19.685cm" svg:y2="10.477cm">
          <text:p/>
        </draw:line>
        <draw:custom-shape draw:style-name="gr4" draw:text-style-name="P3" draw:layer="layout" svg:width="2.857cm" svg:height="2.54cm" svg:x="1.905cm" svg:y="6.985cm"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" draw:text-style-name="P6" draw:layer="layout" svg:width="2.54cm" svg:height="1.673cm" svg:x="2.54cm" svg:y="7.852cm">
          <draw:text-box>
            <text:p text:style-name="P5"><text:span text:style-name="T3">can</text:span></text:p>
          </draw:text-box>
        </draw:frame>
        <draw:line draw:style-name="gr8" draw:text-style-name="P7" draw:layer="layout" svg:x1="17.462cm" svg:y1="4.127cm" svg:x2="29.21cm" svg:y2="4.127cm">
          <text:p/>
        </draw:line>
        <draw:line draw:style-name="gr8" draw:text-style-name="P7" draw:layer="layout" svg:x1="29.21cm" svg:y1="12.382cm" svg:x2="29.21cm" svg:y2="4.127cm">
          <text:p/>
        </draw:line>
        <draw:line draw:style-name="gr8" draw:text-style-name="P7" draw:layer="layout" svg:x1="29.211cm" svg:y1="12.417cm" svg:x2="15.557cm" svg:y2="12.417cm">
          <text:p/>
        </draw:line>
        <draw:line draw:style-name="gr8" draw:text-style-name="P7" draw:layer="layout" svg:x1="3.292cm" svg:y1="9.525cm" svg:x2="3.292cm" svg:y2="11.747cm">
          <text:p/>
        </draw:line>
        <draw:line draw:style-name="gr8" draw:text-style-name="P7" draw:layer="layout" svg:x1="4.763cm" svg:y1="8.255cm" svg:x2="7.62cm" svg:y2="8.255cm">
          <text:p/>
        </draw:line>
        <draw:line draw:style-name="gr8" draw:text-style-name="P7" draw:layer="layout" svg:x1="3.075cm" svg:y1="13.017cm" svg:x2="3.075cm" svg:y2="15.239cm">
          <text:p/>
        </draw:line>
        <draw:line draw:style-name="gr8" draw:text-style-name="P7" draw:layer="layout" svg:x1="4.445cm" svg:y1="16.51cm" svg:x2="12.065cm" svg:y2="16.51cm">
          <text:p/>
        </draw:line>
        <draw:line draw:style-name="gr8" draw:text-style-name="P7" draw:layer="layout" svg:x1="14.187cm" svg:y1="13.652cm" svg:x2="14.187cm" svg:y2="15.874cm">
          <text:p/>
        </draw:line>
        <draw:custom-shape draw:style-name="gr4" draw:text-style-name="P3" draw:layer="layout" svg:width="2.857cm" svg:height="2.54cm" svg:x="17.78cm" svg:y="15.2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draw:layer="layout" svg:width="2.857cm" svg:height="2.54cm" svg:x="16.828cm" svg:y="6.98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8" draw:text-style-name="P7" draw:layer="layout" svg:x1="15.558cm" svg:y1="16.51cm" svg:x2="17.78cm" svg:y2="16.51cm">
          <text:p/>
        </draw:line>
        <draw:line draw:style-name="gr8" draw:text-style-name="P7" draw:layer="layout" svg:x1="20.638cm" svg:y1="16.51cm" svg:x2="23.177cm" svg:y2="16.51cm">
          <text:p/>
        </draw:line>
        <draw:frame draw:style-name="gr10" draw:text-style-name="P6" draw:layer="layout" svg:width="3.492cm" svg:height="1.505cm" svg:x="17.462cm" svg:y="7.702cm">
          <draw:text-box>
            <text:p text:style-name="P5"><text:span text:style-name="T2">c</text:span><text:span text:style-name="T2">a</text:span><text:span text:style-name="T2">n</text:span></text:p>
          </draw:text-box>
        </draw:frame>
        <draw:line draw:style-name="gr8" draw:text-style-name="P7" draw:layer="layout" svg:x1="15.875cm" svg:y1="4.127cm" svg:x2="17.462cm" svg:y2="4.127cm">
          <text:p/>
        </draw:line>
        <draw:custom-shape draw:style-name="gr11" draw:text-style-name="P7" draw:layer="layout" svg:width="3.174cm" svg:height="0.952cm" svg:x="0.318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174cm" svg:height="0.952cm" svg:x="3.493cm" svg:y="1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4.762cm" svg:y1="2.54cm" svg:x2="3.175cm" svg:y2="3.81cm">
          <text:p/>
        </draw:line>
        <draw:line draw:style-name="gr8" draw:text-style-name="P7" draw:layer="layout" svg:x1="1.905cm" svg:y1="1.587cm" svg:x2="3.176cm" svg:y2="3.81cm">
          <text:p/>
        </draw:line>
        <draw:custom-shape draw:style-name="gr11" draw:text-style-name="P7" draw:layer="layout" svg:width="3.174cm" svg:height="0.952cm" svg:x="7.937cm" svg:y="0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174cm" svg:height="0.952cm" svg:x="11.43cm" svg:y="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174cm" svg:height="0.952cm" svg:x="14.922cm" svg:y="0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174cm" svg:height="0.952cm" svg:x="18.732cm" svg:y="0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174cm" svg:height="0.952cm" svg:x="23.813cm" svg:y="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174cm" svg:height="0.952cm" svg:x="23.812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3.652cm" svg:y1="3.81cm" svg:x2="9.842cm" svg:y2="1.27cm">
          <text:p/>
        </draw:line>
        <draw:line draw:style-name="gr8" draw:text-style-name="P7" draw:layer="layout" svg:x1="13.652cm" svg:y1="3.81cm" svg:x2="13.017cm" svg:y2="1.27cm">
          <text:p/>
        </draw:line>
        <draw:line draw:style-name="gr8" draw:text-style-name="P7" draw:layer="layout" svg:x1="13.653cm" svg:y1="3.81cm" svg:x2="16.51cm" svg:y2="1.27cm">
          <text:p/>
        </draw:line>
        <draw:line draw:style-name="gr8" draw:text-style-name="P7" draw:layer="layout" svg:x1="13.654cm" svg:y1="3.81cm" svg:x2="20.002cm" svg:y2="1.905cm">
          <text:p/>
        </draw:line>
        <draw:line draw:style-name="gr8" draw:text-style-name="P7" draw:layer="layout" svg:x1="21.907cm" svg:y1="1.37cm" svg:x2="23.812cm" svg:y2="0.952cm">
          <text:p/>
        </draw:line>
        <draw:line draw:style-name="gr8" draw:text-style-name="P7" draw:layer="layout" svg:x1="21.908cm" svg:y1="1.37cm" svg:x2="23.812cm" svg:y2="2.54cm">
          <text:p/>
        </draw:line>
        <draw:custom-shape draw:style-name="gr11" draw:text-style-name="P7" draw:layer="layout" svg:width="3.174cm" svg:height="0.952cm" svg:x="4.12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174cm" svg:height="0.952cm" svg:x="9.843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5.715cm" svg:y1="6.667cm" svg:x2="9.207cm" svg:y2="7.62cm">
          <text:p/>
        </draw:line>
        <draw:line draw:style-name="gr8" draw:text-style-name="P7" draw:layer="layout" svg:x1="11.747cm" svg:y1="6.667cm" svg:x2="9.207cm" svg:y2="7.621cm">
          <text:p/>
        </draw:line>
        <draw:custom-shape draw:style-name="gr11" draw:text-style-name="P7" draw:layer="layout" svg:width="3.174cm" svg:height="0.952cm" svg:x="20.321cm" svg:y="4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174cm" svg:height="0.952cm" svg:x="24.131cm" svg:y="4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174cm" svg:height="0.952cm" svg:x="25.717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174cm" svg:height="0.952cm" svg:x="25.401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174cm" svg:height="0.952cm" svg:x="16.511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22.225cm" svg:y1="5.715cm" svg:x2="21.591cm" svg:y2="9.843cm">
          <text:p/>
        </draw:line>
        <draw:line draw:style-name="gr8" draw:text-style-name="P7" draw:layer="layout" svg:x1="25.4cm" svg:y1="5.715cm" svg:x2="21.591cm" svg:y2="9.843cm">
          <text:p/>
        </draw:line>
        <draw:line draw:style-name="gr8" draw:text-style-name="P7" draw:layer="layout" svg:x1="25.717cm" svg:y1="7.302cm" svg:x2="21.592cm" svg:y2="9.843cm">
          <text:p/>
        </draw:line>
        <draw:line draw:style-name="gr8" draw:text-style-name="P7" draw:layer="layout" svg:x1="25.4cm" svg:y1="9.207cm" svg:x2="21.593cm" svg:y2="9.844cm">
          <text:p/>
        </draw:line>
        <draw:line draw:style-name="gr8" draw:text-style-name="P7" draw:layer="layout" svg:x1="18.732cm" svg:y1="5.715cm" svg:x2="21.594cm" svg:y2="9.845cm">
          <text:p/>
        </draw:line>
        <draw:custom-shape draw:style-name="gr11" draw:text-style-name="P7" draw:layer="layout" svg:width="3.174cm" svg:height="0.952cm" svg:x="22.542cm" svg:y="13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174cm" svg:height="0.952cm" svg:x="26.036cm" svg:y="13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174cm" svg:height="0.952cm" svg:x="19.051cm" svg:y="13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25.082cm" svg:y1="15.875cm" svg:x2="27.622cm" svg:y2="13.97cm">
          <text:p/>
        </draw:line>
        <draw:line draw:style-name="gr8" draw:text-style-name="P7" draw:layer="layout" svg:x1="25.082cm" svg:y1="15.876cm" svg:x2="24.13cm" svg:y2="13.97cm">
          <text:p/>
        </draw:line>
        <draw:line draw:style-name="gr8" draw:text-style-name="P7" draw:layer="layout" svg:x1="25.082cm" svg:y1="15.876cm" svg:x2="20.955cm" svg:y2="13.97cm">
          <text:p/>
        </draw:line>
        <draw:custom-shape draw:style-name="gr11" draw:text-style-name="P7" draw:layer="layout" svg:width="3.174cm" svg:height="0.952cm" svg:x="5.715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174cm" svg:height="0.952cm" svg:x="9.525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174cm" svg:height="0.952cm" svg:x="13.335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174cm" svg:height="0.952cm" svg:x="17.146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3.97cm" svg:y1="17.145cm" svg:x2="13.97cm" svg:y2="19.05cm">
          <text:p/>
        </draw:line>
        <draw:line draw:style-name="gr8" draw:text-style-name="P7" draw:layer="layout" svg:x1="13.97cm" svg:y1="17.146cm" svg:x2="11.43cm" svg:y2="19.05cm">
          <text:p/>
        </draw:line>
        <draw:line draw:style-name="gr8" draw:text-style-name="P7" draw:layer="layout" svg:x1="13.97cm" svg:y1="17.146cm" svg:x2="7.62cm" svg:y2="19.05cm">
          <text:p/>
        </draw:line>
        <draw:line draw:style-name="gr8" draw:text-style-name="P7" draw:layer="layout" svg:x1="13.97cm" svg:y1="17.146cm" svg:x2="18.415cm" svg:y2="19.05cm">
          <text:p/>
        </draw:line>
        <draw:custom-shape draw:style-name="gr11" draw:text-style-name="P7" draw:layer="layout" svg:width="3.174cm" svg:height="0.952cm" svg:x="6.986cm" svg:y="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174cm" svg:height="0.952cm" svg:x="6.986cm" svg:y="11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174cm" svg:height="0.952cm" svg:x="6.98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174cm" svg:height="0.952cm" svg:x="6.98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4.762cm" svg:y1="12.382cm" svg:x2="6.985cm" svg:y2="9.842cm">
          <text:p/>
        </draw:line>
        <draw:line draw:style-name="gr8" draw:text-style-name="P7" draw:layer="layout" svg:x1="4.763cm" svg:y1="12.382cm" svg:x2="6.985cm" svg:y2="11.747cm">
          <text:p/>
        </draw:line>
        <draw:line draw:style-name="gr8" draw:text-style-name="P7" draw:layer="layout" svg:x1="4.763cm" svg:y1="12.383cm" svg:x2="6.985cm" svg:y2="13.335cm">
          <text:p/>
        </draw:line>
        <draw:line draw:style-name="gr8" draw:text-style-name="P7" draw:layer="layout" svg:x1="4.763cm" svg:y1="12.383cm" svg:x2="6.985cm" svg:y2="15.24cm">
          <text:p/>
        </draw:line>
        <draw:frame draw:style-name="gr12" draw:text-style-name="P4" draw:layer="layout" svg:width="2.54cm" svg:height="0.725cm" svg:x="0.635cm" svg:y="0.635cm">
          <draw:text-box>
            <text:p><text:span text:style-name="T4">Total price</text:span></text:p>
          </draw:text-box>
        </draw:frame>
        <draw:frame draw:style-name="gr13" draw:text-style-name="P9" draw:layer="layout" svg:width="2.857cm" svg:height="1.199cm" svg:x="3.493cm" svg:y="1.587cm">
          <draw:text-box>
            <text:p text:style-name="P8"><text:span text:style-name="T4">payment_id</text:span></text:p>
          </draw:text-box>
        </draw:frame>
        <draw:frame draw:style-name="gr13" draw:text-style-name="P9" draw:layer="layout" svg:width="2.857cm" svg:height="1.199cm" svg:x="8.572cm" svg:y="0.388cm">
          <draw:text-box>
            <text:p text:style-name="P8"><text:span text:style-name="T5">c_name</text:span></text:p>
          </draw:text-box>
        </draw:frame>
        <draw:frame draw:style-name="gr13" draw:text-style-name="P9" draw:layer="layout" svg:width="2.857cm" svg:height="1.199cm" svg:x="12.382cm" svg:y="0.388cm">
          <draw:text-box>
            <text:p text:style-name="P8"><text:span text:style-name="T6">c_id</text:span></text:p>
          </draw:text-box>
        </draw:frame>
        <draw:frame draw:style-name="gr13" draw:text-style-name="P9" draw:layer="layout" svg:width="2.857cm" svg:height="1.199cm" svg:x="15.557cm" svg:y="0.388cm">
          <draw:text-box>
            <text:p text:style-name="P8"><text:span text:style-name="T5">c_phone</text:span></text:p>
          </draw:text-box>
        </draw:frame>
        <draw:frame draw:style-name="gr13" draw:text-style-name="P9" draw:layer="layout" svg:width="2.857cm" svg:height="1.199cm" svg:x="19.05cm" svg:y="1.023cm">
          <draw:text-box>
            <text:p text:style-name="P8"><text:span text:style-name="T5">c_location</text:span></text:p>
          </draw:text-box>
        </draw:frame>
        <draw:frame draw:style-name="gr13" draw:text-style-name="P9" draw:layer="layout" svg:width="2.857cm" svg:height="1.199cm" svg:x="24.13cm" svg:y="0.388cm">
          <draw:text-box>
            <text:p text:style-name="P8"><text:span text:style-name="T5">house_no</text:span></text:p>
          </draw:text-box>
        </draw:frame>
        <draw:frame draw:style-name="gr13" draw:text-style-name="P9" draw:layer="layout" svg:width="2.857cm" svg:height="1.199cm" svg:x="24.13cm" svg:y="1.976cm">
          <draw:text-box>
            <text:p text:style-name="P8"><text:span text:style-name="T5">tol_</text:span><text:span text:style-name="T5">nam</text:span><text:span text:style-name="T5">e</text:span></text:p>
          </draw:text-box>
        </draw:frame>
        <draw:frame draw:style-name="gr13" draw:text-style-name="P9" draw:layer="layout" svg:width="2.857cm" svg:height="1.199cm" svg:x="17.145cm" svg:y="4.833cm">
          <draw:text-box>
            <text:p text:style-name="P8"><text:span text:style-name="T5">name</text:span></text:p>
          </draw:text-box>
        </draw:frame>
        <draw:frame draw:style-name="gr13" draw:text-style-name="P9" draw:layer="layout" svg:width="2.857cm" svg:height="1.199cm" svg:x="20.955cm" svg:y="4.833cm">
          <draw:text-box>
            <text:p text:style-name="P8"><text:span text:style-name="T5">address</text:span></text:p>
          </draw:text-box>
        </draw:frame>
        <draw:frame draw:style-name="gr13" draw:text-style-name="P9" draw:layer="layout" svg:width="2.857cm" svg:height="1.199cm" svg:x="17.146cm" svg:y="4.834cm">
          <draw:text-box>
            <text:p text:style-name="P8"><text:span text:style-name="T5">name</text:span></text:p>
          </draw:text-box>
        </draw:frame>
        <draw:frame draw:style-name="gr13" draw:text-style-name="P9" draw:layer="layout" svg:width="2.857cm" svg:height="1.199cm" svg:x="24.448cm" svg:y="4.833cm">
          <draw:text-box>
            <text:p text:style-name="P8"><text:span text:style-name="T6">email</text:span></text:p>
          </draw:text-box>
        </draw:frame>
        <draw:frame draw:style-name="gr13" draw:text-style-name="P9" draw:layer="layout" svg:width="2.857cm" svg:height="1.199cm" svg:x="26.035cm" svg:y="6.667cm">
          <draw:text-box>
            <text:p text:style-name="P8"><text:span text:style-name="T5">password</text:span></text:p>
          </draw:text-box>
        </draw:frame>
        <draw:frame draw:style-name="gr13" draw:text-style-name="P9" draw:layer="layout" svg:width="2.857cm" svg:height="1.199cm" svg:x="25.718cm" svg:y="8.643cm">
          <draw:text-box>
            <text:p text:style-name="P8"><text:span text:style-name="T5">phone_no</text:span></text:p>
          </draw:text-box>
        </draw:frame>
        <draw:frame draw:style-name="gr13" draw:text-style-name="P9" draw:layer="layout" svg:width="2.857cm" svg:height="1.199cm" svg:x="4.445cm" svg:y="5.786cm">
          <draw:text-box>
            <text:p text:style-name="P8"><text:span text:style-name="T6">login_id</text:span></text:p>
          </draw:text-box>
        </draw:frame>
        <draw:frame draw:style-name="gr13" draw:text-style-name="P9" draw:layer="layout" svg:width="2.857cm" svg:height="1.199cm" svg:x="10.478cm" svg:y="5.715cm">
          <draw:text-box>
            <text:p text:style-name="P8"><text:span text:style-name="T5">password</text:span></text:p>
          </draw:text-box>
        </draw:frame>
        <draw:frame draw:style-name="gr13" draw:text-style-name="P9" draw:layer="layout" svg:width="2.857cm" svg:height="1.199cm" svg:x="7.303cm" svg:y="9.278cm">
          <draw:text-box>
            <text:p text:style-name="P8"><text:span text:style-name="T6">d_id</text:span></text:p>
          </draw:text-box>
        </draw:frame>
        <draw:frame draw:style-name="gr13" draw:text-style-name="P9" draw:layer="layout" svg:width="2.857cm" svg:height="1.199cm" svg:x="7.302cm" svg:y="11.183cm">
          <draw:text-box>
            <text:p text:style-name="P8"><text:span text:style-name="T5">d_name</text:span></text:p>
          </draw:text-box>
        </draw:frame>
        <draw:frame draw:style-name="gr13" draw:text-style-name="P9" draw:layer="layout" svg:width="2.857cm" svg:height="1.199cm" svg:x="7.302cm" svg:y="12.771cm">
          <draw:text-box>
            <text:p text:style-name="P8"><text:span text:style-name="T5">d_location</text:span></text:p>
          </draw:text-box>
        </draw:frame>
        <draw:frame draw:style-name="gr13" draw:text-style-name="P9" draw:layer="layout" svg:width="2.857cm" svg:height="1.199cm" svg:x="7.302cm" svg:y="14.605cm">
          <draw:text-box>
            <text:p text:style-name="P8"><text:span text:style-name="T5">d_phone</text:span></text:p>
          </draw:text-box>
        </draw:frame>
        <draw:frame draw:style-name="gr13" draw:text-style-name="P9" draw:layer="layout" svg:width="2.857cm" svg:height="1.199cm" svg:x="6.35cm" svg:y="19.05cm">
          <draw:text-box>
            <text:p text:style-name="P8"><text:span text:style-name="T6">o_id</text:span></text:p>
          </draw:text-box>
        </draw:frame>
        <draw:frame draw:style-name="gr13" draw:text-style-name="P11" draw:layer="layout" svg:width="2.857cm" svg:height="1.199cm" svg:x="9.843cm" svg:y="19.121cm">
          <draw:text-box>
            <text:p text:style-name="P10"><text:span text:style-name="T5">o_name</text:span></text:p>
          </draw:text-box>
        </draw:frame>
        <draw:frame draw:style-name="gr13" draw:text-style-name="P9" draw:layer="layout" svg:width="2.857cm" svg:height="1.199cm" svg:x="14.287cm" svg:y="19.121cm">
          <draw:text-box>
            <text:p text:style-name="P8"><text:span text:style-name="T5">c_id</text:span></text:p>
          </draw:text-box>
        </draw:frame>
        <draw:frame draw:style-name="gr13" draw:text-style-name="P9" draw:layer="layout" svg:width="2.857cm" svg:height="1.199cm" svg:x="17.78cm" svg:y="19.121cm">
          <draw:text-box>
            <text:p text:style-name="P8"><text:span text:style-name="T5">e_id</text:span></text:p>
          </draw:text-box>
        </draw:frame>
        <draw:frame draw:style-name="gr13" draw:text-style-name="P9" draw:layer="layout" svg:width="2.857cm" svg:height="1.199cm" svg:x="19.685cm" svg:y="13.017cm">
          <draw:text-box>
            <text:p text:style-name="P8"><text:span text:style-name="T6">e_id</text:span></text:p>
          </draw:text-box>
        </draw:frame>
        <draw:frame draw:style-name="gr13" draw:text-style-name="P9" draw:layer="layout" svg:width="2.857cm" svg:height="1.199cm" svg:x="23.178cm" svg:y="13.017cm">
          <draw:text-box>
            <text:p text:style-name="P8"><text:span text:style-name="T5">e_phone</text:span></text:p>
          </draw:text-box>
        </draw:frame>
        <draw:frame draw:style-name="gr13" draw:text-style-name="P9" draw:layer="layout" svg:width="2.857cm" svg:height="1.199cm" svg:x="26.353cm" svg:y="13.017cm">
          <draw:text-box>
            <text:p text:style-name="P8"><text:span text:style-name="T5">e_nam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9:55:44.852165817</meta:creation-date>
    <dc:date>2023-06-22T08:30:51.321548416</dc:date>
    <meta:editing-duration>PT11H40M55S</meta:editing-duration>
    <meta:editing-cycles>3</meta:editing-cycles>
    <meta:generator>LibreOffice/7.5.3.2$Linux_X86_64 LibreOffice_project/50$Build-2</meta:generator>
    <meta:document-statistic meta:object-count="121"/>
  </office:meta>
</office:document-meta>
</file>